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8a267"/>
    </style:style>
    <style:style style:name="T55" style:family="text">
      <style:text-properties officeooo:rsid="014c5c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text:span text:style-name="T55">8de8</text:span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21:21:59.884937438</dc:date>
    <meta:editing-duration>PT11H34M29S</meta:editing-duration>
    <meta:editing-cycles>221</meta:editing-cycles>
    <meta:document-statistic meta:table-count="0" meta:image-count="0" meta:object-count="0" meta:page-count="3" meta:paragraph-count="93" meta:word-count="96" meta:character-count="5053" meta:non-whitespace-character-count="5047"/>
  </office:meta>
</office:document-meta>
</file>